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DestroyBean.custom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itDestroyBean.custom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itDestroyBean.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itDestroyBean.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